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order="0.74pt solid #000000"/>
    </style:style>
    <style:style style:name="ce4" style:family="table-cell" style:parent-style-name="Default" style:data-style-name="N3">
      <style:table-cell-properties fo:border="0.74pt solid #000000"/>
    </style:style>
    <style:style style:name="ce5" style:family="table-cell" style:parent-style-name="Default" style:data-style-name="N0">
      <style:table-cell-properties fo:border="0.74pt solid #000000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table:style-name="Default"/>
          <table:table-cell table:style-name="ce1" office:value-type="string" calcext:value-type="string">
            <text:p>Medianas</text:p>
          </table:table-cell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promedio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DS (sigmod21)</text:p>
          </table:table-cell>
          <table:table-cell office:value-type="float" office:value="2989500" calcext:value-type="float">
            <text:p>2,989,500</text:p>
          </table:table-cell>
          <table:table-cell table:style-name="ce5" table:formula="of:=[.$B$17]" office:value-type="float" office:value="11.6" calcext:value-type="float">
            <text:p>11.6</text:p>
          </table:table-cell>
          <table:table-cell office:value-type="float" office:value="15343654" calcext:value-type="float">
            <text:p>15,343,654</text:p>
          </table:table-cell>
          <table:table-cell table:formula="of:=[.D2]/[.B2]" office:value-type="float" office:value="5.13251513631042" calcext:value-type="float">
            <text:p>5.13251513631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S adaptive</text:p>
          </table:table-cell>
          <table:table-cell office:value-type="float" office:value="2948000" calcext:value-type="float">
            <text:p>2,948,000</text:p>
          </table:table-cell>
          <table:table-cell table:style-name="ce1" table:formula="of:=[.$B$17]" office:value-type="float" office:value="11.6" calcext:value-type="float">
            <text:p>11.6</text:p>
          </table:table-cell>
          <table:table-cell office:value-type="float" office:value="13829190.6" calcext:value-type="float">
            <text:p>13,829,191</text:p>
          </table:table-cell>
          <table:table-cell table:formula="of:=[.D3]/[.B3]" office:value-type="float" office:value="4.69104158751696" calcext:value-type="float">
            <text:p>4.69104158751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S muthu</text:p>
          </table:table-cell>
          <table:table-cell office:value-type="float" office:value="2662000" calcext:value-type="float">
            <text:p>2,662,000</text:p>
          </table:table-cell>
          <table:table-cell table:style-name="ce1" table:formula="of:=[.$B$17]+[.$B$25]+[.$E$25]+[.$H$25]+[.$B$31]+[.$E$31]+[.$H$31]" office:value-type="float" office:value="26.7000063919076" calcext:value-type="float">
            <text:p>26.7000063919076</text:p>
          </table:table-cell>
          <table:table-cell office:value-type="float" office:value="14934350.6" calcext:value-type="float">
            <text:p>14,934,351</text:p>
          </table:table-cell>
          <table:table-cell table:formula="of:=[.D4]/[.B4]" office:value-type="float" office:value="5.61019932381668" calcext:value-type="float">
            <text:p>5.610199323816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S muthu adaptive</text:p>
          </table:table-cell>
          <table:table-cell office:value-type="float" office:value="2540000" calcext:value-type="float">
            <text:p>2,540,000</text:p>
          </table:table-cell>
          <table:table-cell table:style-name="ce1" table:formula="of:=[.$B$17]+[.$B$25]+[.$E$25]+[.$H$25]+[.$B$31]+[.$E$31]+[.$H$31]" office:value-type="float" office:value="26.7000063919076" calcext:value-type="float">
            <text:p>26.7000063919076</text:p>
          </table:table-cell>
          <table:table-cell office:value-type="float" office:value="11092288" calcext:value-type="float">
            <text:p>11,092,288</text:p>
          </table:table-cell>
          <table:table-cell table:formula="of:=[.D5]/[.B5]" office:value-type="float" office:value="4.36704251968504" calcext:value-type="float">
            <text:p>4.36704251968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ward</text:p>
          </table:table-cell>
          <table:table-cell office:value-type="float" office:value="1796000" calcext:value-type="float">
            <text:p>1,796,000</text:p>
          </table:table-cell>
          <table:table-cell table:style-name="ce1" table:formula="of:=[.$B$17]*2" office:value-type="float" office:value="23.2" calcext:value-type="float">
            <text:p>23.2</text:p>
          </table:table-cell>
          <table:table-cell office:value-type="float" office:value="13662438" calcext:value-type="float">
            <text:p>13,662,438</text:p>
          </table:table-cell>
          <table:table-cell table:formula="of:=[.D6]/[.B6]" office:value-type="float" office:value="7.60714810690423" calcext:value-type="float">
            <text:p>7.60714810690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ackward </text:span>muthu</text:p>
          </table:table-cell>
          <table:table-cell office:value-type="float" office:value="1492000" calcext:value-type="float">
            <text:p>1,492,000</text:p>
          </table:table-cell>
          <table:table-cell table:style-name="ce1" table:formula="of:=[.$B$17]*2+[.$B$25]+[.$E$25]+[.$H$25]+[.$B$31]+[.$E$31]+[.$H$31]" office:value-type="float" office:value="38.3000063919076" calcext:value-type="float">
            <text:p>38.3000063919076</text:p>
          </table:table-cell>
          <table:table-cell office:value-type="float" office:value="12729549" calcext:value-type="float">
            <text:p>12,729,549</text:p>
          </table:table-cell>
          <table:table-cell table:formula="of:=[.D7]/[.B7]" office:value-type="float" office:value="8.53186930294906" calcext:value-type="float">
            <text:p>8.53186930294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ackward</text:span> adaptive</text:p>
          </table:table-cell>
          <table:table-cell office:value-type="float" office:value="1739500" calcext:value-type="float">
            <text:p>1,739,500</text:p>
          </table:table-cell>
          <table:table-cell table:style-name="ce1" table:formula="of:=[.$B$17]*2" office:value-type="float" office:value="23.2" calcext:value-type="float">
            <text:p>23.2</text:p>
          </table:table-cell>
          <table:table-cell office:value-type="float" office:value="29302456" calcext:value-type="float">
            <text:p>29,302,456</text:p>
          </table:table-cell>
          <table:table-cell table:formula="of:=[.D8]/[.B8]" office:value-type="float" office:value="16.8453325668295" calcext:value-type="float">
            <text:p>16.8453325668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ackward</text:span> adaptive muthu</text:p>
          </table:table-cell>
          <table:table-cell office:value-type="float" office:value="1538500" calcext:value-type="float">
            <text:p>1,538,500</text:p>
          </table:table-cell>
          <table:table-cell table:style-name="ce1" table:formula="of:=[.$B$17]*2+[.$B$25]+[.$E$25]+[.$H$25]+[.$B$31]+[.$E$31]+[.$H$31]" office:value-type="float" office:value="38.3000063919076" calcext:value-type="float">
            <text:p>38.3000063919076</text:p>
          </table:table-cell>
          <table:table-cell office:value-type="float" office:value="102030007" calcext:value-type="float">
            <text:p>102,030,007</text:p>
          </table:table-cell>
          <table:table-cell table:formula="of:=[.D9]/[.B9]" office:value-type="float" office:value="66.3178466038349" calcext:value-type="float">
            <text:p>66.3178466038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ackward </text:span>leap</text:p>
          </table:table-cell>
          <table:table-cell office:value-type="float" office:value="2871500" calcext:value-type="float">
            <text:p>2,871,500</text:p>
          </table:table-cell>
          <table:table-cell table:style-name="ce1" table:formula="of:=[.$B$17]*2" office:value-type="float" office:value="23.2" calcext:value-type="float">
            <text:p>23.2</text:p>
          </table:table-cell>
          <table:table-cell office:value-type="float" office:value="15108263" calcext:value-type="float">
            <text:p>15,108,263</text:p>
          </table:table-cell>
          <table:table-cell table:formula="of:=[.D10]/[.B10]" office:value-type="float" office:value="5.26145324743166" calcext:value-type="float">
            <text:p>5.26145324743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ackward</text:span> leap muthu</text:p>
          </table:table-cell>
          <table:table-cell office:value-type="float" office:value="2553000" calcext:value-type="float">
            <text:p>2,553,000</text:p>
          </table:table-cell>
          <table:table-cell table:style-name="ce1" table:formula="of:=[.$B$17]*2+[.$B$25]+[.$E$25]+[.$H$25]+[.$B$31]+[.$E$31]+[.$H$31]" office:value-type="float" office:value="38.3000063919076" calcext:value-type="float">
            <text:p>38.3000063919076</text:p>
          </table:table-cell>
          <table:table-cell office:value-type="float" office:value="15390444" calcext:value-type="float">
            <text:p>15,390,444</text:p>
          </table:table-cell>
          <table:table-cell table:formula="of:=[.D11]/[.B11]" office:value-type="float" office:value="6.02837602820212" calcext:value-type="float">
            <text:p>6.02837602820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ackward</text:span> leap adaptive muthu</text:p>
          </table:table-cell>
          <table:table-cell office:value-type="float" office:value="2805000" calcext:value-type="float">
            <text:p>2,805,000</text:p>
          </table:table-cell>
          <table:table-cell table:style-name="ce1" table:formula="of:=[.$B$17]*2+[.$B$25]+[.$E$25]+[.$H$25]+[.$B$31]+[.$E$31]+[.$H$31]" office:value-type="float" office:value="38.3000063919076" calcext:value-type="float">
            <text:p>38.3000063919076</text:p>
          </table:table-cell>
          <table:table-cell office:value-type="float" office:value="13390970" calcext:value-type="float">
            <text:p>13,390,970</text:p>
          </table:table-cell>
          <table:table-cell table:formula="of:=[.D12]/[.B12]" office:value-type="float" office:value="4.77396434937611" calcext:value-type="float">
            <text:p>4.773964349376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 LTJ</text:p>
          </table:table-cell>
          <table:table-cell office:value-type="float" office:value="459000" calcext:value-type="float">
            <text:p>459,000</text:p>
          </table:table-cell>
          <table:table-cell table:style-name="ce1" table:formula="of:=[.B18]" office:value-type="float" office:value="45.62" calcext:value-type="float">
            <text:p>45.62</text:p>
          </table:table-cell>
          <table:table-cell office:value-type="float" office:value="4723238.8" calcext:value-type="float">
            <text:p>4,723,239</text:p>
          </table:table-cell>
          <table:table-cell table:formula="of:=[.D13]/[.B13]" office:value-type="float" office:value="10.2902806100218" calcext:value-type="float">
            <text:p>10.2902806100218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string" calcext:value-type="string">
            <text:p>fuent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Qdag Original</text:p>
          </table:table-cell>
          <table:table-cell table:style-name="Default" office:value-type="float" office:value="6.76" calcext:value-type="float">
            <text:p>6.76</text:p>
          </table:table-cell>
          <table:table-cell table:style-name="ce7" office:value-type="string" calcext:value-type="string">
            <text:p><text:a xlink:href="https://users.dcc.uchile.cl/~gnavarro/ps/tods22.pdf" xlink:type="simple">https://users.dcc.uchile.cl/~gnavarro/ps/tods22.pdf</text:a>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Ring bytes per triple</text:p>
          </table:table-cell>
          <table:table-cell table:style-name="Default" office:value-type="float" office:value="11.6" calcext:value-type="float">
            <text:p>11.6</text:p>
          </table:table-cell>
          <table:table-cell office:value-type="string" calcext:value-type="string">
            <text:p>Profe Navaro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Compact LTJ bytes per tripl</text:p>
          </table:table-cell>
          <table:table-cell table:style-name="Default" office:value-type="float" office:value="45.62" calcext:value-type="float">
            <text:p>45.6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# of triples</text:p>
          </table:table-cell>
          <table:table-cell table:style-name="Default" office:value-type="float" office:value="81426574" calcext:value-type="float">
            <text:p>8142657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Muthu ring SPO BWTs</text:p>
          </table:table-cell>
          <table:table-cell table:style-name="Default"/>
          <table:table-cell/>
          <table:table-cell table:style-name="Default" office:value-type="string" calcext:value-type="string">
            <text:p>Muthu ring SPO BWTp</text:p>
          </table:table-cell>
          <table:table-cell table:style-name="Default"/>
          <table:table-cell/>
          <table:table-cell office:value-type="string" calcext:value-type="string">
            <text:p>Muthu ring SPO BWTo</text:p>
          </table:table-cell>
          <table:table-cell/>
        </table:table-row>
        <table:table-row table:style-name="ro1">
          <table:table-cell office:value-type="string" calcext:value-type="string">
            <text:p>Int vector size</text:p>
          </table:table-cell>
          <table:table-cell table:style-name="ce1" table:formula="of:=[.$B$19]" office:value-type="float" office:value="81426574" calcext:value-type="float">
            <text:p>81426574</text:p>
          </table:table-cell>
          <table:table-cell/>
          <table:table-cell table:style-name="ce1" office:value-type="string" calcext:value-type="string">
            <text:p>Int vector size</text:p>
          </table:table-cell>
          <table:table-cell table:formula="of:=[.$B$19]" office:value-type="float" office:value="81426574" calcext:value-type="float">
            <text:p>81426574</text:p>
          </table:table-cell>
          <table:table-cell/>
          <table:table-cell table:style-name="ce1" office:value-type="string" calcext:value-type="string">
            <text:p>Int vector size</text:p>
          </table:table-cell>
          <table:table-cell table:style-name="ce1" table:formula="of:=[.$B$19]" office:value-type="float" office:value="81426574" calcext:value-type="float">
            <text:p>81426574</text:p>
          </table:table-cell>
        </table:table-row>
        <table:table-row table:style-name="ro1">
          <table:table-cell office:value-type="string" calcext:value-type="string">
            <text:p>alphabet</text:p>
          </table:table-cell>
          <table:table-cell table:style-name="ce1" office:value-type="float" office:value="19227373" calcext:value-type="float">
            <text:p>19227373</text:p>
          </table:table-cell>
          <table:table-cell/>
          <table:table-cell table:style-name="ce1" office:value-type="string" calcext:value-type="string">
            <text:p>alphabet</text:p>
          </table:table-cell>
          <table:table-cell office:value-type="float" office:value="2102" calcext:value-type="float">
            <text:p>2102</text:p>
          </table:table-cell>
          <table:table-cell/>
          <table:table-cell table:style-name="ce1" office:value-type="string" calcext:value-type="string">
            <text:p>alphabet</text:p>
          </table:table-cell>
          <table:table-cell table:style-name="ce1" office:value-type="float" office:value="37641487" calcext:value-type="float">
            <text:p>37641487</text:p>
          </table:table-cell>
        </table:table-row>
        <table:table-row table:style-name="ro1">
          <table:table-cell office:value-type="string" calcext:value-type="string">
            <text:p>WM size (bytes)</text:p>
          </table:table-cell>
          <table:table-cell table:style-name="ce1" table:formula="of:=[.B22]*LOG([.B23];2)/8" office:value-type="float" office:value="246281373.733429" calcext:value-type="float">
            <text:p>246281373.733429</text:p>
          </table:table-cell>
          <table:table-cell/>
          <table:table-cell table:style-name="ce1" office:value-type="string" calcext:value-type="string">
            <text:p>WM size (bytes)</text:p>
          </table:table-cell>
          <table:table-cell table:formula="of:=[.E22]*LOG([.E23];2)/8" office:value-type="float" office:value="112343704.22816" calcext:value-type="float">
            <text:p>112343704.22816</text:p>
          </table:table-cell>
          <table:table-cell/>
          <table:table-cell table:style-name="ce1" office:value-type="string" calcext:value-type="string">
            <text:p>WM size (bytes)</text:p>
          </table:table-cell>
          <table:table-cell table:style-name="ce1" table:formula="of:=[.H22]*LOG([.H23];2)/8" office:value-type="float" office:value="256145815.973978" calcext:value-type="float">
            <text:p>256145815.973978</text:p>
          </table:table-cell>
        </table:table-row>
        <table:table-row table:style-name="ro1">
          <table:table-cell table:style-name="Default" office:value-type="string" calcext:value-type="string">
            <text:p>WM size / # of triples</text:p>
          </table:table-cell>
          <table:table-cell table:style-name="Default" table:formula="of:=[.B24]/[.$B$19]" office:value-type="float" office:value="3.02458229095368" calcext:value-type="float">
            <text:p>3.02458229095368</text:p>
          </table:table-cell>
          <table:table-cell/>
          <table:table-cell table:style-name="Default" office:value-type="string" calcext:value-type="string">
            <text:p>WM size / # of triples</text:p>
          </table:table-cell>
          <table:table-cell table:style-name="Default" table:formula="of:=[.E24]/[.$B$19]" office:value-type="float" office:value="1.37969336924528" calcext:value-type="float">
            <text:p>1.37969336924528</text:p>
          </table:table-cell>
          <table:table-cell/>
          <table:table-cell office:value-type="string" calcext:value-type="string">
            <text:p>WM size / # of triples</text:p>
          </table:table-cell>
          <table:table-cell table:formula="of:=[.H24]/[.$B$19]" office:value-type="float" office:value="3.14572753575483" calcext:value-type="float">
            <text:p>3.14572753575483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Muthu ring SOP BWTs</text:p>
          </table:table-cell>
          <table:table-cell table:style-name="Default"/>
          <table:table-cell/>
          <table:table-cell table:style-name="Default" office:value-type="string" calcext:value-type="string">
            <text:p>Muthu ring SOP BWTp</text:p>
          </table:table-cell>
          <table:table-cell table:style-name="Default"/>
          <table:table-cell/>
          <table:table-cell office:value-type="string" calcext:value-type="string">
            <text:p>Muthu ring SOP BWTo</text:p>
          </table:table-cell>
          <table:table-cell/>
        </table:table-row>
        <table:table-row table:style-name="ro1">
          <table:table-cell office:value-type="string" calcext:value-type="string">
            <text:p>Int vector size</text:p>
          </table:table-cell>
          <table:table-cell table:style-name="ce1" table:formula="of:=[.$B$19]" office:value-type="float" office:value="81426574" calcext:value-type="float">
            <text:p>81426574</text:p>
          </table:table-cell>
          <table:table-cell/>
          <table:table-cell table:style-name="ce1" office:value-type="string" calcext:value-type="string">
            <text:p>Int vector size</text:p>
          </table:table-cell>
          <table:table-cell table:formula="of:=[.$B$19]" office:value-type="float" office:value="81426574" calcext:value-type="float">
            <text:p>81426574</text:p>
          </table:table-cell>
          <table:table-cell/>
          <table:table-cell table:style-name="ce1" office:value-type="string" calcext:value-type="string">
            <text:p>Int vector size</text:p>
          </table:table-cell>
          <table:table-cell table:style-name="ce1" table:formula="of:=[.$B$19]" office:value-type="float" office:value="81426574" calcext:value-type="float">
            <text:p>81426574</text:p>
          </table:table-cell>
        </table:table-row>
        <table:table-row table:style-name="ro1">
          <table:table-cell office:value-type="string" calcext:value-type="string">
            <text:p>alphabet</text:p>
          </table:table-cell>
          <table:table-cell table:style-name="ce1" office:value-type="float" office:value="19227373" calcext:value-type="float">
            <text:p>19227373</text:p>
          </table:table-cell>
          <table:table-cell/>
          <table:table-cell table:style-name="ce1" office:value-type="string" calcext:value-type="string">
            <text:p>alphabet</text:p>
          </table:table-cell>
          <table:table-cell office:value-type="float" office:value="37641487" calcext:value-type="float">
            <text:p>37641487</text:p>
          </table:table-cell>
          <table:table-cell/>
          <table:table-cell table:style-name="ce1" office:value-type="string" calcext:value-type="string">
            <text:p>alphabet</text:p>
          </table:table-cell>
          <table:table-cell table:style-name="ce1"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WM size (bytes)</text:p>
          </table:table-cell>
          <table:table-cell table:style-name="ce1" table:formula="of:=[.B28]*LOG([.B29];2)/8" office:value-type="float" office:value="246281373.733429" calcext:value-type="float">
            <text:p>246281373.733429</text:p>
          </table:table-cell>
          <table:table-cell/>
          <table:table-cell table:style-name="ce1" office:value-type="string" calcext:value-type="string">
            <text:p>WM size (bytes)</text:p>
          </table:table-cell>
          <table:table-cell table:formula="of:=[.E28]*LOG([.E29];2)/8" office:value-type="float" office:value="256145815.973978" calcext:value-type="float">
            <text:p>256145815.973978</text:p>
          </table:table-cell>
          <table:table-cell/>
          <table:table-cell table:style-name="ce1" office:value-type="string" calcext:value-type="string">
            <text:p>WM size (bytes)</text:p>
          </table:table-cell>
          <table:table-cell table:style-name="ce1" table:formula="of:=[.H28]*LOG([.H29];2)/8" office:value-type="float" office:value="112343704.22816" calcext:value-type="float">
            <text:p>112343704.22816</text:p>
          </table:table-cell>
        </table:table-row>
        <table:table-row table:style-name="ro1">
          <table:table-cell table:style-name="Default" office:value-type="string" calcext:value-type="string">
            <text:p>WM size / # of triples</text:p>
          </table:table-cell>
          <table:table-cell table:style-name="Default" table:formula="of:=[.B30]/[.$B$19]" office:value-type="float" office:value="3.02458229095368" calcext:value-type="float">
            <text:p>3.02458229095368</text:p>
          </table:table-cell>
          <table:table-cell/>
          <table:table-cell table:style-name="Default" office:value-type="string" calcext:value-type="string">
            <text:p>WM size / # of triples</text:p>
          </table:table-cell>
          <table:table-cell table:style-name="Default" table:formula="of:=[.E30]/[.$B$19]" office:value-type="float" office:value="3.14572753575483" calcext:value-type="float">
            <text:p>3.14572753575483</text:p>
          </table:table-cell>
          <table:table-cell/>
          <table:table-cell office:value-type="string" calcext:value-type="string">
            <text:p>WM size / # of triples</text:p>
          </table:table-cell>
          <table:table-cell table:formula="of:=[.H30]/[.$B$19]" office:value-type="float" office:value="1.37969336924528" calcext:value-type="float">
            <text:p>1.379693369245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11:41:30.735000000</meta:creation-date>
    <dc:date>2022-10-26T17:58:06.202994193</dc:date>
    <meta:editing-duration>PT2H4M34S</meta:editing-duration>
    <meta:editing-cycles>14</meta:editing-cycles>
    <meta:generator>LibreOffice/7.4.2.3$Linux_X86_64 LibreOffice_project/40$Build-3</meta:generator>
    <meta:document-statistic meta:table-count="1" meta:cell-count="128" meta:object-count="0"/>
  </office:meta>
</office:document-meta>
</file>